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quote-cjk-patch" svg:font-family="quote-cjk-patch, Inter, system-ui, apple-system, BlinkMacSystemFont, 'Segoe UI', Roboto, Oxygen, Ubuntu, Cantarell, 'Open Sans', 'Helvetica Neue', sans-serif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8.311cm" table:align="left"/>
    </style:style>
    <style:style style:name="表格1.A" style:family="table-column">
      <style:table-column-properties style:column-width="2.18cm"/>
    </style:style>
    <style:style style:name="表格1.B" style:family="table-column">
      <style:table-column-properties style:column-width="2.081cm"/>
    </style:style>
    <style:style style:name="表格1.C" style:family="table-column">
      <style:table-column-properties style:column-width="4.05cm"/>
    </style:style>
    <style:style style:name="表格1.A1" style:family="table-cell">
      <style:table-cell-properties style:vertical-align="middle" fo:padding-left="0cm" fo:padding-right="0cm" fo:padding-top="0cm" fo:padding-bottom="0.212cm" fo:border-left="none" fo:border-right="none" fo:border-top="none" fo:border-bottom="0.05pt solid #000000"/>
    </style:style>
    <style:style style:name="P1" style:family="paragraph" style:parent-style-name="Standard">
      <style:text-properties officeooo:rsid="0010c3a1" officeooo:paragraph-rsid="0010c3a1"/>
    </style:style>
    <style:style style:name="P2" style:family="paragraph" style:parent-style-name="Standard">
      <style:text-properties officeooo:paragraph-rsid="0010c3a1"/>
    </style:style>
    <style:style style:name="P3" style:family="paragraph" style:parent-style-name="Table_20_Contents">
      <style:paragraph-properties style:line-height-at-least="0.529cm"/>
    </style:style>
    <style:style style:name="P4" style:family="paragraph" style:parent-style-name="Table_20_Contents">
      <style:paragraph-properties style:line-height-at-least="0.529cm"/>
      <style:text-properties officeooo:paragraph-rsid="0010c3a1"/>
    </style:style>
    <style:style style:name="P5" style:family="paragraph" style:parent-style-name="Table_20_Contents">
      <style:paragraph-properties style:line-height-at-least="0.529cm"/>
      <style:text-properties fo:font-variant="normal" fo:text-transform="none" style:font-name-asian="quote-cjk-patch" style:font-size-asian="9pt" style:font-style-asian="normal" style:font-weight-asian="normal"/>
    </style:style>
    <style:style style:name="P6" style:family="paragraph" style:parent-style-name="Table_20_Contents">
      <style:paragraph-properties style:line-height-at-least="0.529cm"/>
      <style:text-properties fo:font-variant="normal" fo:text-transform="none" officeooo:paragraph-rsid="0010c3a1" style:font-name-asian="quote-cjk-patch" style:font-size-asian="9pt" style:font-style-asian="normal" style:font-weight-asian="normal"/>
    </style:style>
    <style:style style:name="P7" style:family="paragraph" style:parent-style-name="Table_20_Contents">
      <style:paragraph-properties style:line-height-at-least="0.529cm"/>
      <style:text-properties fo:font-variant="normal" fo:text-transform="none"/>
    </style:style>
    <style:style style:name="P8" style:family="paragraph" style:parent-style-name="Table_20_Contents">
      <style:paragraph-properties style:line-height-at-least="0.529cm"/>
      <style:text-properties fo:font-variant="normal" fo:text-transform="none" officeooo:paragraph-rsid="0010c3a1"/>
    </style:style>
    <style:style style:name="P9" style:family="paragraph" style:parent-style-name="Table_20_Heading">
      <style:paragraph-properties style:line-height-at-least="0.529cm" fo:text-align="start" style:justify-single-word="false"/>
      <style:text-properties fo:font-variant="normal" fo:text-transform="none" style:font-name-asian="quote-cjk-patch" style:font-size-asian="9pt" style:font-style-asian="normal" style:font-weight-asian="bold"/>
    </style:style>
    <style:style style:name="T1" style:family="text">
      <style:text-properties officeooo:rsid="0010c3a1"/>
    </style:style>
    <style:style style:name="T2" style:family="text">
      <style:text-properties style:font-name="quote-cjk-patch" fo:font-size="9pt" fo:font-style="normal" fo:font-weight="normal"/>
    </style:style>
    <style:style style:name="T3" style:family="text">
      <style:text-properties style:font-name-asian="quote-cjk-patch" style:font-size-asian="9pt" style:font-style-asian="normal" style:font-weight-asian="normal"/>
    </style:style>
    <style:style style:name="T4" style:family="text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T5" style:family="text">
      <style:text-properties fo:font-variant="normal" fo:text-transform="none" style:font-name="quote-cjk-patch" fo:font-size="9pt" fo:font-style="normal" fo:font-weight="bold"/>
    </style:style>
    <style:style style:name="T6" style:family="text">
      <style:text-properties officeooo:rsid="00121b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</text:span>、运行ros指令：</text:p>
      <text:p text:style-name="Standard">roscore（启动ros的核心）</text:p>
      <text:p text:style-name="Standard"/>
      <text:p text:style-name="P1">2、小乌龟turtlesim：ROS的"Hello World"</text:p>
      <text:p text:style-name="P2"><text:span text:style-name="T1">1</text:span>）rosrun turtlesim turtlesim_node（启动tutlesim）</text:p>
      <text:p text:style-name="P2"><text:span text:style-name="T1">2</text:span>）rosrun turtlesim turtle_teleop_key（启动tutlesim键盘控制节点）</text:p>
      <text:p text:style-name="P2"/>
      <text:p text:style-name="P2"><text:span text:style-name="T1">3、仿真工具：</text:span></text:p>
      <text:p text:style-name="P2"><text:span text:style-name="T1">1</text:span>）rviz（启动rviz，在启动roscore的基础上）</text:p>
      <text:p text:style-name="P1">2）gazebo（启动gazebo，在启动roscore的基础上）</text:p>
      <table:table table:name="表格1" table:style-name="表格1">
        <table:table-column table:style-name="表格1.A"/>
        <table:table-column table:style-name="表格1.B"/>
        <table:table-column table:style-name="表格1.C"/>
        <table:table-header-rows>
          <table:table-row table:style-name="TableLine94566124749856">
            <table:table-cell table:style-name="表格1.A1" office:value-type="string">
              <text:p text:style-name="P9">工具</text:p>
            </table:table-cell>
            <table:table-cell table:style-name="表格1.A1" office:value-type="string">
              <text:p text:style-name="P9">用途</text:p>
            </table:table-cell>
            <table:table-cell table:style-name="表格1.A1" office:value-type="string">
              <text:p text:style-name="P9">实际例子</text:p>
            </table:table-cell>
          </table:table-row>
        </table:table-header-rows>
        <table:table-row table:style-name="TableLine94566124749856">
          <table:table-cell table:style-name="表格1.A1" office:value-type="string">
            <text:p text:style-name="P4"><text:span text:style-name="Strong_20_Emphasis"><text:span text:style-name="T5">Rviz</text:span></text:span></text:p>
          </table:table-cell>
          <table:table-cell table:style-name="表格1.A1" office:value-type="string">
            <text:p text:style-name="P6"><text:span text:style-name="T2">3D</text:span>可视化</text:p>
          </table:table-cell>
          <table:table-cell table:style-name="表格1.A1" office:value-type="string">
            <text:p text:style-name="P6">看<text:span text:style-name="T2">SLAM</text:span>建的地图对不对</text:p>
          </table:table-cell>
        </table:table-row>
        <table:table-row table:style-name="TableLine94566124749856">
          <table:table-cell table:style-name="表格1.A1" office:value-type="string">
            <text:p text:style-name="P4"><text:span text:style-name="Strong_20_Emphasis"><text:span text:style-name="T5">Gazebo</text:span></text:span></text:p>
          </table:table-cell>
          <table:table-cell table:style-name="表格1.A1" office:value-type="string">
            <text:p text:style-name="P6"><text:span text:style-name="T3">物理仿真</text:span></text:p>
          </table:table-cell>
          <table:table-cell table:style-name="表格1.A1" office:value-type="string">
            <text:p text:style-name="P8"><text:span text:style-name="T3">测试机械臂会不会打翻杯子</text:span></text:p>
          </table:table-cell>
        </table:table-row>
      </table:table>
      <text:p text:style-name="P1"/>
      <text:p text:style-name="P1">4、工具</text:p>
      <text:p text:style-name="P1">1）rqt_graph <text:s text:c="8"/># 可视化节点连接<text:span text:style-name="T6">（看得到哪些节点连接了）</text:span></text:p>
      <text:p text:style-name="P1">2）rostopic echo <text:s text:c="2"/># 查看消息内容</text:p>
      <text:p text:style-name="P1">3）rosbag record <text:s text:c="2"/># 录制数据包</text:p>
      <text:p text:style-name="P1">4）rqt_plot <text:s text:c="11"/># 绘制数据曲线</text:p>
      <text:p text:style-name="P2">5）roslaunch <text:s text:c="8"/># 一键启动多个节点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quote-cjk-patch" svg:font-family="quote-cjk-patch, Inter, system-ui, apple-system, BlinkMacSystemFont, 'Segoe UI', Roboto, Oxygen, Ubuntu, Cantarell, 'Open Sans', 'Helvetica Neue', sans-serif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CJK SC" style:font-family-complex="'Noto Sans CJK SC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29T10:43:41.617187762</meta:creation-date>
    <meta:generator>LibreOffice/6.4.7.2$Linux_X86_64 LibreOffice_project/40$Build-2</meta:generator>
    <dc:date>2026-01-13T20:10:42.417504936</dc:date>
    <meta:editing-duration>PT51M59S</meta:editing-duration>
    <meta:editing-cycles>1</meta:editing-cycles>
    <meta:document-statistic meta:table-count="1" meta:image-count="0" meta:object-count="0" meta:page-count="1" meta:paragraph-count="23" meta:word-count="204" meta:character-count="434" meta:non-whitespace-character-count="386"/>
  </office:meta>
</office:document-meta>
</file>